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8171" officeooo:paragraph-rsid="00148171"/>
    </style:style>
    <style:style style:name="P2" style:family="paragraph" style:parent-style-name="Standard">
      <style:text-properties officeooo:paragraph-rsid="00148171"/>
    </style:style>
    <style:style style:name="P3" style:family="paragraph" style:parent-style-name="Standard">
      <style:text-properties fo:color="#ff3333" officeooo:rsid="00148171" officeooo:paragraph-rsid="00148171"/>
    </style:style>
    <style:style style:name="P4" style:family="paragraph" style:parent-style-name="Standard">
      <style:text-properties officeooo:rsid="0015a7b1" officeooo:paragraph-rsid="0015a7b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8171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用命令行测试Moveit!</text:p>
      <text:p text:style-name="Standard">黄色为输入</text:p>
      <text:p text:style-name="P2">$<text:span text:style-name="T2">rosrun moveit_commander moveit_commander_cmdline.py</text:span></text:p>
      <text:p text:style-name="P1">&gt; <text:span text:style-name="T1">use my_arm </text:span></text:p>
      <text:p text:style-name="P1">[ INFO] [1514976881.226677131]: TrajectoryExecution will use old service capability. </text:p>
      <text:p text:style-name="P1">[ INFO] [1514976881.226847364]: Ready to take MoveGroup commands for group my_arm. </text:p>
      <text:p text:style-name="P1">OK </text:p>
      <text:p text:style-name="P1">my_arm&gt; <text:span text:style-name="T1">go rand </text:span></text:p>
      <text:p text:style-name="P1">[ INFO] [1514976892.943157500]: ABORTED: Solution found but controller failed during execution </text:p>
      <text:p text:style-name="P3">Failed while moving to random target [0.518631333705 -1.02034258773 1.02034258773 -1.46262103782 0.34285704512 -0.291460354475 1.51006092178] </text:p>
      <text:p text:style-name="P1">my_arm&gt; <text:span text:style-name="T1">go rand </text:span></text:p>
      <text:p text:style-name="P1">[ INFO] [1514976899.496778845]: ABORTED: No motion plan found. No execution attempted. </text:p>
      <text:p text:style-name="P3">Failed while moving to random target [-1.07790353376 0.351714090334 -0.351714090334 -2.01080312099 -0.589867846509 -0.93031051138 -0.251596454161] </text:p>
      <text:p text:style-name="P4">my_arm&gt; <text:span text:style-name="T1">current </text:span></text:p>
      <text:p text:style-name="P4">joints = [0.0 0.0 0.0 0.0 0.0 0.0 0.0] </text:p>
      <text:p text:style-name="P4">arm_hand_link pose = [ </text:p>
      <text:p text:style-name="P4">header: </text:p>
      <text:p text:style-name="P4"><text:s text:c="2"/>seq: 0 </text:p>
      <text:p text:style-name="P4"><text:s text:c="2"/>stamp: </text:p>
      <text:p text:style-name="P4"><text:s text:c="4"/>secs: 1514977231 </text:p>
      <text:p text:style-name="P4"><text:s text:c="4"/>nsecs: <text:s/>29103994 </text:p>
      <text:p text:style-name="P4"><text:s text:c="2"/>frame_id: /arm_link </text:p>
      <text:p text:style-name="P4">pose: </text:p>
      <text:p text:style-name="P4"><text:s text:c="2"/>position: </text:p>
      <text:p text:style-name="P4"><text:s text:c="4"/>x: 0.3915 </text:p>
      <text:p text:style-name="P4"><text:s text:c="4"/>y: -8.02980162362e-11 </text:p>
      <text:p text:style-name="P4"><text:s text:c="4"/>z: 0.447 </text:p>
      <text:p text:style-name="P4"><text:s text:c="2"/>orientation: </text:p>
      <text:p text:style-name="P4"><text:s text:c="4"/>x: 0.0 </text:p>
      <text:p text:style-name="P4"><text:s text:c="4"/>y: 0.0 </text:p>
      <text:p text:style-name="P4"><text:s text:c="4"/>z: 0.0 </text:p>
      <text:p text:style-name="P4"><text:s text:c="4"/>w: 1.0 ] </text:p>
      <text:p text:style-name="P4">arm_hand_link RPY = [0.0, -0.0, 0.0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56:54.424836607</meta:creation-date>
    <dc:date>2018-05-01T18:04:28.226420248</dc:date>
    <meta:editing-duration>PT1M5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142" meta:character-count="1094" meta:non-whitespace-character-count="918"/>
  </office:meta>
</office:document-meta>
</file>